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1f836d" officeooo:paragraph-rsid="001f836d"/>
    </style:style>
    <style:style style:name="P2" style:family="paragraph" style:parent-style-name="Standard">
      <style:text-properties officeooo:rsid="001f836d" officeooo:paragraph-rsid="00204e8b"/>
    </style:style>
    <style:style style:name="P3" style:family="paragraph" style:parent-style-name="Standard">
      <style:paragraph-properties fo:line-height="100%"/>
      <style:text-properties officeooo:paragraph-rsid="001f836d"/>
    </style:style>
    <style:style style:name="P4" style:family="paragraph" style:parent-style-name="Standard">
      <style:text-properties officeooo:rsid="001f836d" officeooo:paragraph-rsid="001f836d"/>
    </style:style>
    <style:style style:name="P5" style:family="paragraph" style:parent-style-name="Standard">
      <style:text-properties officeooo:paragraph-rsid="001f836d"/>
    </style:style>
    <style:style style:name="T1" style:family="text">
      <style:text-properties officeooo:rsid="001f836d"/>
    </style:style>
    <style:style style:name="T2" style:family="text">
      <style:text-properties style:font-name="Calibri" fo:font-size="11pt" fo:language="de" fo:country="none" style:font-size-asian="11pt"/>
    </style:style>
    <style:style style:name="T3" style:family="text">
      <style:text-properties style:font-name="Calibri" fo:font-size="11pt" fo:language="de" fo:country="none" officeooo:rsid="00204e8b" style:font-size-asian="11pt"/>
    </style:style>
    <style:style style:name="T4" style:family="text">
      <style:text-properties officeooo:rsid="00204e8b"/>
    </style:style>
    <style:style style:name="T5" style:family="text">
      <style:text-properties officeooo:rsid="0024610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Befragen von </text:span><text:span text:style-name="T3">Passanten</text:span></text:p>
      <text:p text:style-name="P1"/>
      <text:p text:style-name="P5"><text:span text:style-name="T1"><text:tab/>Erläutern sie ihre Kaufgewohnheiten und begründen sie, haben sich ihre Gewohnheiten in den <text:tab/>letzten Jahren erwähnenswert geändert?</text:span></text:p>
      <text:p text:style-name="P1"><text:tab/>Haben sie schon einmal Onlinehandel ausprobiert? Wenn ja für was?</text:p>
      <text:p text:style-name="P1"><text:tab/>Welche Erfahrungen haben sie mit Onlinehandel gemacht?</text:p>
      <text:p text:style-name="P1"><text:tab/>Reicht die Auswahl ohne Onlinehandel? Wenn nein, welche Waren würden sie sich in <text:tab/>Geschäften vor Ort wünschen?</text:p>
      <text:p text:style-name="P1"><text:tab/>Wie schätzen sie die Bedeutung des Onlinehandels ein, sehen sie Probleme; <text:span text:style-name="T5">insbesondere auf <text:tab/>das Verdrängen lokaler Händler durch den Onlinehandel bezogen?</text:span></text:p>
      <text:p text:style-name="P1"/>
      <text:p text:style-name="P1">Schülerumfrage </text:p>
      <text:p text:style-name="P1"/>
      <text:p text:style-name="P1"><text:tab/></text:p>
      <text:p text:style-name="P1">Interview mit Ladenbesitzern</text:p>
      <text:p text:style-name="P1"/>
      <text:p text:style-name="P5"><text:span text:style-name="T1"><text:tab/>Denken sie, dass ihr Geschäft eine sinkende Nachfrage durch Onlinhandel erfährt? Wenn ja, <text:tab/>wie schätzen sie die Auswirkungen ein?</text:span></text:p>
      <text:p text:style-name="P1"><text:tab/>Haben sie einen Onlineshop? <text:span text:style-name="T4">Falls ja, wie hat sich ihr Geschäft dadurch verändert? Sind sie <text:tab/>zufrieden? Lohnt es sich finanziell bedeutend mehr? Wurde ihre Relevanz auf dem Markt <text:tab/>dadurch erhöht? Gab es erwähnenswerte Probleme? Wie versenden sie ihre Produkte?</text:span></text:p>
      <text:p text:style-name="P1"><text:tab/>Was haben/ werden sie unternehmen, um die Nachfrage <text:span text:style-name="T4">bzgl. Des Onlinehandels zu erhöhen? </text:span></text:p>
      <text:p text:style-name="P1"><text:tab/><text:span text:style-name="T4">Mussten sie evt. Ihre Produktion senken? Wie schätzen sie ihre wirtschaftl. Zukunft ein?</text:span></text:p>
      <text:p text:style-name="P1"><text:tab/><text:span text:style-name="T4">Wie hoch schätzen sie die Kosten eines Onlineshops in ihrem Fall ein?</text:span></text:p>
      <text:p text:style-name="P1"><text:tab/></text:p>
      <text:p text:style-name="P2"/>
      <text:p text:style-name="P2">Interview mit <text:span text:style-name="T4">ehemaligen </text:span>Ladenbesitzern</text:p>
      <text:p text:style-name="P2"/>
      <text:p text:style-name="P2"><text:tab/><text:span text:style-name="T4">(+ Fragen von Ladenbesitzern)</text:span></text:p>
      <text:p text:style-name="P2"><text:tab/><text:span text:style-name="T4">Welche Gründe hatte die Schließung, wordurch wurden sie verursacht? </text:span></text:p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4T18:47:02.515927319</meta:creation-date>
    <dc:date>2020-05-28T15:41:17.604674098</dc:date>
    <meta:editing-duration>PT21M25S</meta:editing-duration>
    <meta:editing-cycles>2</meta:editing-cycles>
    <meta:generator>LibreOffice/6.3.6.2$Linux_X86_64 LibreOffice_project/30$Build-2</meta:generator>
    <meta:document-statistic meta:table-count="0" meta:image-count="0" meta:object-count="0" meta:page-count="1" meta:paragraph-count="19" meta:word-count="192" meta:character-count="1363" meta:non-whitespace-character-count="1163"/>
  </office:meta>
</office:document-meta>
</file>